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61d" officeooo:paragraph-rsid="000cb61d"/>
    </style:style>
    <style:style style:name="P2" style:family="paragraph" style:parent-style-name="Standard">
      <style:text-properties style:font-name="serif" fo:font-size="12pt"/>
    </style:style>
    <style:style style:name="P3" style:family="paragraph" style:parent-style-name="Standard">
      <style:text-properties style:font-name="serif" fo:font-size="12pt" officeooo:rsid="000cb61d" officeooo:paragraph-rsid="000cb61d"/>
    </style:style>
    <style:style style:name="P4" style:family="paragraph" style:parent-style-name="Standard">
      <style:text-properties style:font-name="serif" fo:font-size="12pt" officeooo:rsid="000ec38c" officeooo:paragraph-rsid="000ec38c"/>
    </style:style>
    <style:style style:name="P5" style:family="paragraph" style:parent-style-name="Standard">
      <style:text-properties style:font-name="serif" fo:font-size="12pt" officeooo:paragraph-rsid="000ec38c"/>
    </style:style>
    <style:style style:name="P6" style:family="paragraph" style:parent-style-name="Standard">
      <style:text-properties style:font-name="serif" fo:font-size="12pt" officeooo:rsid="00101c8e" officeooo:paragraph-rsid="00101c8e"/>
    </style:style>
    <style:style style:name="P7" style:family="paragraph" style:parent-style-name="Standard">
      <style:text-properties style:font-name="serif" fo:font-size="12pt" officeooo:rsid="001197a1" officeooo:paragraph-rsid="001197a1"/>
    </style:style>
    <style:style style:name="P8" style:family="paragraph" style:parent-style-name="Standard">
      <style:text-properties style:font-name="serif" fo:font-size="12pt" officeooo:paragraph-rsid="001197a1"/>
    </style:style>
    <style:style style:name="P9" style:family="paragraph" style:parent-style-name="Standard">
      <style:text-properties style:font-name="serif" fo:font-size="12pt" officeooo:rsid="0011b644" officeooo:paragraph-rsid="0011b644"/>
    </style:style>
    <style:style style:name="P10" style:family="paragraph" style:parent-style-name="Standard">
      <style:text-properties style:font-name="serif" fo:font-size="9pt"/>
    </style:style>
    <style:style style:name="P11" style:family="paragraph" style:parent-style-name="Standard">
      <style:text-properties style:font-name="serif" fo:font-size="13.5pt"/>
    </style:style>
    <style:style style:name="P12" style:family="paragraph" style:parent-style-name="Standard">
      <style:text-properties style:font-name="serif" fo:font-size="13.5pt" officeooo:rsid="000cb61d" officeooo:paragraph-rsid="000cb61d"/>
    </style:style>
    <style:style style:name="P13" style:family="paragraph" style:parent-style-name="Standard">
      <style:text-properties style:font-name="sans-serif" fo:font-size="12pt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text-properties officeooo:rsid="000d7bc3" officeooo:paragraph-rsid="000e1c77"/>
    </style:style>
    <style:style style:name="P16" style:family="paragraph" style:parent-style-name="Standard">
      <style:text-properties officeooo:rsid="000e1c77" officeooo:paragraph-rsid="000e1c77"/>
    </style:style>
    <style:style style:name="P17" style:family="paragraph" style:parent-style-name="Standard">
      <style:text-properties officeooo:paragraph-rsid="001197a1"/>
    </style:style>
    <style:style style:name="P18" style:family="paragraph" style:parent-style-name="Standard">
      <style:text-properties officeooo:rsid="0013acf0" officeooo:paragraph-rsid="0013acf0"/>
    </style:style>
    <style:style style:name="P19" style:family="paragraph" style:parent-style-name="Standard">
      <style:text-properties officeooo:rsid="0015aa9a" officeooo:paragraph-rsid="0015aa9a"/>
    </style:style>
    <style:style style:name="P20" style:family="paragraph" style:parent-style-name="Standard">
      <style:text-properties officeooo:rsid="001794fe" officeooo:paragraph-rsid="001794fe"/>
    </style:style>
    <style:style style:name="T1" style:family="text">
      <style:text-properties officeooo:rsid="000e1c77"/>
    </style:style>
    <style:style style:name="T2" style:family="text">
      <style:text-properties officeooo:rsid="000ec38c"/>
    </style:style>
    <style:style style:name="T3" style:family="text">
      <style:text-properties officeooo:rsid="001197a1"/>
    </style:style>
    <style:style style:name="T4" style:family="text">
      <style:text-properties officeooo:rsid="0011b644"/>
    </style:style>
    <style:style style:name="T5" style:family="text">
      <style:text-properties style:font-name="serif" fo:font-size="12pt" officeooo:rsid="001197a1"/>
    </style:style>
    <style:style style:name="T6" style:family="text">
      <style:text-properties style:font-name="serif" fo:font-size="13.5pt"/>
    </style:style>
    <style:style style:name="T7" style:family="text">
      <style:text-properties officeooo:rsid="001385d9"/>
    </style:style>
    <style:style style:name="T8" style:family="text">
      <style:text-properties officeooo:rsid="00157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Without 270</text:p>
      <text:p text:style-name="P19">hello</text:p>
      <text:p text:style-name="P18">Hi barza, <text:span text:style-name="T8">I am</text:span></text:p>
      <text:p text:style-name="P15">Euler angles <text:span text:style-name="T1">(roll-pitch-yaw) </text:span>are prone to singularities <text:span text:style-name="T1">when pitch is equal to 90 + n*180 deg</text:span> and hence is not a suitable parameterization of orientation for vehicles that perform verticle or inverted maneuvers.</text:p>
      <text:p text:style-name="P15"/>
      <text:p text:style-name="P16">Similarly, angle axis representation also encounters numerical issues for rotation angle of 0 and 180 degrees. (whenever sintheta becomes zero) which is again undesirable for aggressive maneuvers.</text:p>
      <text:p text:style-name="P16"/>
      <text:p text:style-name="P15"/>
      <text:p text:style-name="P1"/>
      <text:p text:style-name="P1">MRPS:</text:p>
      <text:p text:style-name="P3">Modified Rodrigues parameters (MRPs) are tri-</text:p>
      <text:p text:style-name="P2">plets in</text:p>
      <text:p text:style-name="P13">R</text:p>
      <text:p text:style-name="P10">3</text:p>
      <text:p text:style-name="P2">bijectively and rationally mapped to quaternions</text:p>
      <text:p text:style-name="P2">through stereographic projection</text:p>
      <text:p text:style-name="P1"/>
      <text:p text:style-name="P3">MRPs as a minimal degree-of-freedom</text:p>
      <text:p text:style-name="P2">parameterization of orientation </text:p>
      <text:p text:style-name="P2"/>
      <text:p text:style-name="P2">The modified Rodrigues parameters (MRPs) constitute a</text:p>
      <text:p text:style-name="P2">minimal rotation parameterization with attractive properties</text:p>
      <text:p text:style-name="P2"/>
      <text:p text:style-name="P2">MRPs are essentially the stereographic coordinates of quater-</text:p>
      <text:p text:style-name="P2">nions and, as such, they are mapped rationally and bijectively</text:p>
      <text:p text:style-name="P2">to the quaternion sphere. This paper studies the representa-</text:p>
      <text:p text:style-name="P2">tion of orientation via MRPs. </text:p>
      <text:p text:style-name="P2"/>
      <text:p text:style-name="P9">Rotations of upto 360 deg possible without singularities</text:p>
      <text:p text:style-name="P9">minimal representation of rotation</text:p>
      <text:p text:style-name="P12">modified Rodrigues parameters have a singular condition for</text:p>
      <text:p text:style-name="P14">θ</text:p>
      <text:p text:style-name="P14">=</text:p>
      <text:p text:style-name="P14">±</text:p>
      <text:p text:style-name="P14">2</text:p>
      <text:p text:style-name="P14">π</text:p>
      <text:p text:style-name="P1"/>
      <text:p text:style-name="P1">-<text:span text:style-name="T7">not unique, have a shadow set</text:span></text:p>
      <text:p text:style-name="P1"/>
      <text:p text:style-name="P1">Rotmat:</text:p>
      <text:p text:style-name="P3">3D</text:p>
      <text:p text:style-name="P2">rotation matrix has nine elements but only three degrees of</text:p>
      <text:p text:style-name="P2">freedom(DoF), suitable(andpreferablyminimal) parameter-</text:p>
      <text:p text:style-name="P2">izations of rotation are thus necessary in order to intrinsically</text:p>
      <text:p text:style-name="P2">incorporate orthonormality constraints on rotations during</text:p>
      <text:p text:style-name="P2">the optimization.</text:p>
      <text:p text:style-name="P1"/>
      <text:p text:style-name="P3">Rotation matrices are 3</text:p>
      <text:p text:style-name="P13"><text:soft-page-break/>×</text:p>
      <text:p text:style-name="P2">3 orthonormal matrices that</text:p>
      <text:p text:style-name="P2">arguably constitute the most intuitive representation of ori-</text:p>
      <text:p text:style-name="P2">entation. The reason for this is that ordinary linear algebra</text:p>
      <text:p text:style-name="P2">can be employed to express common operations involving</text:p>
      <text:p text:style-name="P2">rotations. For example, a point can be rotated using standard</text:p>
      <text:p text:style-name="P2">matrix-vector multiplication, two rotations can be composed</text:p>
      <text:p text:style-name="P2">via matrix multiplication, whereas a rotation can be inversed</text:p>
      <text:p text:style-name="P2">via matrix transposition. A rotation matrix consists of nine</text:p>
      <text:p text:style-name="P2">elements but has only three DoFs due to the six independent</text:p>
      <text:p text:style-name="P2">constraints imposed by orthonormality.</text:p>
      <text:p text:style-name="P2"/>
      <text:p text:style-name="P4">Unit Quaternions: </text:p>
      <text:p text:style-name="P4">-can be used to fully describe all possible 3D rotations</text:p>
      <text:p text:style-name="P4">-<text:span text:style-name="T4">nonminimal form pf parameterization</text:span></text:p>
      <text:p text:style-name="P4">-does not suffer from any singularities</text:p>
      <text:p text:style-name="P4">-incorporating a unit-norm constraint when integrating quaternion dynamics (solving optimization problems) is complicated. </text:p>
      <text:p text:style-name="P5"><text:span text:style-name="T2">-</text:span>that the same rotation matrix corresponds to quaternions</text:p>
      <text:p text:style-name="P2">q</text:p>
      <text:p text:style-name="P2">and</text:p>
      <text:p text:style-name="Standard">−</text:p>
      <text:p text:style-name="P2">q</text:p>
      <text:p text:style-name="P2">. Thus, when treated as elements of the special 3</text:p>
      <text:p text:style-name="P13">×</text:p>
      <text:p text:style-name="P2">3</text:p>
      <text:p text:style-name="P2">orthogonal group, antipodal unit quaternions represent the</text:p>
      <text:p text:style-name="P2">same rotation</text:p>
      <text:p text:style-name="P4"/>
      <text:p text:style-name="P6">i.e. q and -q represent the same rotation</text:p>
      <text:p text:style-name="P6"/>
      <text:p text:style-name="P8"><text:span text:style-name="T3">-imposing unit norm constraint is a challenge e.g </text:span>Lourakis and Argyros [</text:p>
      <text:p text:style-name="P2">37</text:p>
      <text:p text:style-name="P2">]</text:p>
      <text:p text:style-name="P2">optimize only the vector part</text:p>
      <text:p text:style-name="P13">υ</text:p>
      <text:p text:style-name="P2">of a quaternion and implicitly</text:p>
      <text:p text:style-name="P2">obtain the scalar part as</text:p>
      <text:p text:style-name="P13">ρ</text:p>
      <text:p text:style-name="P13">=</text:p>
      <text:p text:style-name="Standard">√</text:p>
      <text:p text:style-name="P2">1</text:p>
      <text:p text:style-name="Standard">−</text:p>
      <text:p text:style-name="P13">υ</text:p>
      <text:p text:style-name="P10">T</text:p>
      <text:p text:style-name="P13">υ</text:p>
      <text:p text:style-name="P2">(cf. Eq.</text:p>
      <text:p text:style-name="P2">7</text:p>
      <text:p text:style-name="P2">).</text:p>
      <text:p text:style-name="P7">Clearly,</text:p>
      <text:p text:style-name="P2">this does not allow for negative scalar parts and, therefore,</text:p>
      <text:p text:style-name="P2">the rotation must be limited to the range</text:p>
      <text:p text:style-name="P2"><text:soft-page-break/>[</text:p>
      <text:p text:style-name="Standard">−</text:p>
      <text:p text:style-name="P13">π/</text:p>
      <text:p text:style-name="P2">2</text:p>
      <text:p text:style-name="P13">,π/</text:p>
      <text:p text:style-name="P2">2</text:p>
      <text:p text:style-name="P2">]</text:p>
      <text:p text:style-name="P2">.</text:p>
      <text:p text:style-name="P17"><text:span text:style-name="T5">-</text:span>linear kinematic differential equations if the angular velocities are known</text:p>
      <text:p text:style-name="P17">-<text:span text:style-name="T6">e quaternion representation requires less computations than for instance the Euler angles</text:span></text:p>
      <text:p text:style-name="P11">representation, and is therefore useful in applications where computer resources are limited</text:p>
      <text:p text:style-name="P1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28:52.117857821</meta:creation-date>
    <dc:date>2018-01-25T02:51:14.623533232</dc:date>
    <meta:editing-duration>PT5H3M4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96" meta:word-count="468" meta:character-count="3039" meta:non-whitespace-character-count="2663"/>
  </office:meta>
</office:document-meta>
</file>